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-color="#801900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4" draw:text-style-name="P6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3" draw:text-style-name="P5" svg:width="0.1335in" svg:height="0.1335in" svg:x="6.3846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9" draw:text-style-name="P7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3" draw:style-name="gr2" draw:text-style-name="P4" svg:width="0.1335in" svg:height="0.1335in" svg:x="0.3835in" svg:y="0.157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7" draw:text-style-name="P8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5" draw:text-style-name="P7" svg:width="0.1343in" svg:height="0.1343in" svg:x="0.4366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" draw:style-name="gr1" draw:text-style-name="P3" svg:width="0.1335in" svg:height="0.1335in" svg:x="0.392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8" draw:text-style-name="P9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3" draw:text-style-name="P5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6" draw:text-style-name="P7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5" draw:style-name="gr1" draw:text-style-name="P3" svg:width="0.1335in" svg:height="0.1335in" svg:x="0.4362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4" draw:text-style-name="P6" svg:width="0.1343in" svg:height="0.1343in" svg:x="0.398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3" draw:text-style-name="P5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32:29.372836676</dc:date>
    <meta:editing-duration>PT1H25M30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